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8.7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122"/>
    <style:style style:name="ce2" style:family="table-cell" style:parent-style-name="Default" style:data-style-name="N41"/>
    <style:style style:name="ce3" style:family="table-cell" style:parent-style-name="Default" style:data-style-name="N43"/>
    <style:style style:name="ce4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Start Time</text:p>
          </table:table-cell>
          <table:table-cell table:style-name="ce3" office:value-type="time" office:time-value="PT1029641H00M00S" calcext:value-type="time">
            <text:p>05:00:00 PM</text:p>
          </table:table-cell>
          <table:table-cell office:value-type="string" calcext:value-type="string">
            <text:p>Start Date</text:p>
          </table:table-cell>
          <table:table-cell table:style-name="ce4" office:value-type="date" office:date-value="2017-06-15" calcext:value-type="date">
            <text:p>06/15/17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End Time</text:p>
          </table:table-cell>
          <table:table-cell table:style-name="ce3" office:value-type="time" office:time-value="PT1029643H00M59.999999776S" calcext:value-type="time">
            <text:p>07:01:00 PM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time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comments</text:p>
          </table:table-cell>
          <table:table-cell/>
        </table:table-row>
        <table:table-row table:style-name="ro1">
          <table:table-cell table:formula="of:=[.B4]+[.E$1]" office:value-type="date" office:date-value="2017-06-15T17:00:00" calcext:value-type="date">
            <text:p>2017/06/15 17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clockwise</text:p>
          </table:table-cell>
          <table:table-cell table:number-columns-repeated="2"/>
        </table:table-row>
        <table:table-row table:style-name="ro1">
          <table:table-cell table:formula="of:=[.B5]+[.E$1]" office:value-type="date" office:date-value="2017-06-15T17:09:35" calcext:value-type="date">
            <text:p>2017/06/15 17:09:35</text:p>
          </table:table-cell>
          <table:table-cell office:value-type="time" office:time-value="PT17H09M35S" calcext:value-type="time">
            <text:p>17:09:35</text:p>
          </table:table-cell>
          <table:table-cell office:value-type="string" calcext:value-type="string">
            <text:p>R-turn</text:p>
          </table:table-cell>
          <table:table-cell table:number-columns-repeated="2"/>
        </table:table-row>
        <table:table-row table:style-name="ro1">
          <table:table-cell table:formula="of:=[.B6]+[.E$1]" office:value-type="date" office:date-value="2017-06-15T17:09:38" calcext:value-type="date">
            <text:p>2017/06/15 17:09:38</text:p>
          </table:table-cell>
          <table:table-cell office:value-type="time" office:time-value="PT17H09M38S" calcext:value-type="time">
            <text:p>17:09:38</text:p>
          </table:table-cell>
          <table:table-cell office:value-type="string" calcext:value-type="string">
            <text:p>anticlockwise</text:p>
          </table:table-cell>
          <table:table-cell table:number-columns-repeated="2"/>
        </table:table-row>
        <table:table-row table:style-name="ro1">
          <table:table-cell table:formula="of:=[.B7]+[.E$1]" office:value-type="date" office:date-value="2017-06-15T17:10:14" calcext:value-type="date">
            <text:p>2017/06/15 17:10:14</text:p>
          </table:table-cell>
          <table:table-cell office:value-type="time" office:time-value="PT17H10M14S" calcext:value-type="time">
            <text:p>17:10:14</text:p>
          </table:table-cell>
          <table:table-cell office:value-type="string" calcext:value-type="string">
            <text:p>L-turn</text:p>
          </table:table-cell>
          <table:table-cell table:number-columns-repeated="2"/>
        </table:table-row>
        <table:table-row table:style-name="ro1">
          <table:table-cell table:formula="of:=[.B8]+[.E$1]" office:value-type="date" office:date-value="2017-06-15T17:10:16" calcext:value-type="date">
            <text:p>2017/06/15 17:10:16</text:p>
          </table:table-cell>
          <table:table-cell office:value-type="time" office:time-value="PT17H10M16S" calcext:value-type="time">
            <text:p>17:10:16</text:p>
          </table:table-cell>
          <table:table-cell office:value-type="string" calcext:value-type="string">
            <text:p>clockwise</text:p>
          </table:table-cell>
          <table:table-cell table:number-columns-repeated="2"/>
        </table:table-row>
        <table:table-row table:style-name="ro1">
          <table:table-cell table:formula="of:=[.B9]+[.E$1]" office:value-type="date" office:date-value="2017-06-15T17:26:10" calcext:value-type="date">
            <text:p>2017/06/15 17:26:10</text:p>
          </table:table-cell>
          <table:table-cell office:value-type="time" office:time-value="PT17H26M10S" calcext:value-type="time">
            <text:p>17:26:10</text:p>
          </table:table-cell>
          <table:table-cell office:value-type="string" calcext:value-type="string">
            <text:p>R-turn</text:p>
          </table:table-cell>
          <table:table-cell office:value-type="string" calcext:value-type="string">
            <text:p>hits a wall</text:p>
          </table:table-cell>
          <table:table-cell/>
        </table:table-row>
        <table:table-row table:style-name="ro1">
          <table:table-cell table:formula="of:=[.B10]+[.E$1]" office:value-type="date" office:date-value="2017-06-15T17:26:13" calcext:value-type="date">
            <text:p>2017/06/15 17:26:13</text:p>
          </table:table-cell>
          <table:table-cell office:value-type="time" office:time-value="PT17H26M13S" calcext:value-type="time">
            <text:p>17:26:13</text:p>
          </table:table-cell>
          <table:table-cell office:value-type="string" calcext:value-type="string">
            <text:p>anticlockwise</text:p>
          </table:table-cell>
          <table:table-cell table:number-columns-repeated="2"/>
        </table:table-row>
        <table:table-row table:style-name="ro1">
          <table:table-cell table:formula="of:=[.B11]+[.E$1]" office:value-type="date" office:date-value="2017-06-15T17:26:20" calcext:value-type="date">
            <text:p>2017/06/15 17:26:20</text:p>
          </table:table-cell>
          <table:table-cell office:value-type="time" office:time-value="PT17H26M20S" calcext:value-type="time">
            <text:p>17:26:20</text:p>
          </table:table-cell>
          <table:table-cell office:value-type="string" calcext:value-type="string">
            <text:p>L-turn</text:p>
          </table:table-cell>
          <table:table-cell table:number-columns-repeated="2"/>
        </table:table-row>
        <table:table-row table:style-name="ro1">
          <table:table-cell table:formula="of:=[.B12]+[.E$1]" office:value-type="date" office:date-value="2017-06-15T17:26:23" calcext:value-type="date">
            <text:p>2017/06/15 17:26:23</text:p>
          </table:table-cell>
          <table:table-cell office:value-type="time" office:time-value="PT17H26M23S" calcext:value-type="time">
            <text:p>17:26:23</text:p>
          </table:table-cell>
          <table:table-cell office:value-type="string" calcext:value-type="string">
            <text:p>clockwise</text:p>
          </table:table-cell>
          <table:table-cell table:number-columns-repeated="2"/>
        </table:table-row>
        <table:table-row table:style-name="ro1">
          <table:table-cell table:formula="of:=[.B13]+[.E$1]" office:value-type="date" office:date-value="2017-06-15T17:26:26" calcext:value-type="date">
            <text:p>2017/06/15 17:26:26</text:p>
          </table:table-cell>
          <table:table-cell office:value-type="time" office:time-value="PT17H26M26S" calcext:value-type="time">
            <text:p>17:26:26</text:p>
          </table:table-cell>
          <table:table-cell office:value-type="string" calcext:value-type="string">
            <text:p>R-turn</text:p>
          </table:table-cell>
          <table:table-cell table:number-columns-repeated="2"/>
        </table:table-row>
        <table:table-row table:style-name="ro1">
          <table:table-cell table:formula="of:=[.B14]+[.E$1]" office:value-type="date" office:date-value="2017-06-15T17:26:28" calcext:value-type="date">
            <text:p>2017/06/15 17:26:28</text:p>
          </table:table-cell>
          <table:table-cell office:value-type="time" office:time-value="PT17H26M28S" calcext:value-type="time">
            <text:p>17:26:28</text:p>
          </table:table-cell>
          <table:table-cell office:value-type="string" calcext:value-type="string">
            <text:p>anticlockwise</text:p>
          </table:table-cell>
          <table:table-cell table:number-columns-repeated="2"/>
        </table:table-row>
        <table:table-row table:style-name="ro1">
          <table:table-cell table:formula="of:=[.B15]+[.E$1]" office:value-type="date" office:date-value="2017-06-15T17:26:56" calcext:value-type="date">
            <text:p>2017/06/15 17:26:56</text:p>
          </table:table-cell>
          <table:table-cell office:value-type="time" office:time-value="PT17H26M56S" calcext:value-type="time">
            <text:p>17:26:56</text:p>
          </table:table-cell>
          <table:table-cell office:value-type="string" calcext:value-type="string">
            <text:p>L-turn</text:p>
          </table:table-cell>
          <table:table-cell table:number-columns-repeated="2"/>
        </table:table-row>
        <table:table-row table:style-name="ro1">
          <table:table-cell table:formula="of:=[.B16]+[.E$1]" office:value-type="date" office:date-value="2017-06-15T17:26:57" calcext:value-type="date">
            <text:p>2017/06/15 17:26:57</text:p>
          </table:table-cell>
          <table:table-cell office:value-type="time" office:time-value="PT17H26M57S" calcext:value-type="time">
            <text:p>17:26:57</text:p>
          </table:table-cell>
          <table:table-cell office:value-type="string" calcext:value-type="string">
            <text:p>clockwise</text:p>
          </table:table-cell>
          <table:table-cell table:number-columns-repeated="2"/>
        </table:table-row>
        <table:table-row table:style-name="ro1">
          <table:table-cell table:formula="of:=[.B17]+[.E$1]" office:value-type="date" office:date-value="2017-06-15T17:27:07" calcext:value-type="date">
            <text:p>2017/06/15 17:27:07</text:p>
          </table:table-cell>
          <table:table-cell office:value-type="time" office:time-value="PT17H27M07S" calcext:value-type="time">
            <text:p>17:27:07</text:p>
          </table:table-cell>
          <table:table-cell office:value-type="string" calcext:value-type="string">
            <text:p>R-turn</text:p>
          </table:table-cell>
          <table:table-cell table:number-columns-repeated="2"/>
        </table:table-row>
        <table:table-row table:style-name="ro1">
          <table:table-cell table:formula="of:=[.B18]+[.E$1]" office:value-type="date" office:date-value="2017-06-15T17:27:09" calcext:value-type="date">
            <text:p>2017/06/15 17:27:09</text:p>
          </table:table-cell>
          <table:table-cell office:value-type="time" office:time-value="PT17H27M09S" calcext:value-type="time">
            <text:p>17:27:09</text:p>
          </table:table-cell>
          <table:table-cell office:value-type="string" calcext:value-type="string">
            <text:p>anticlockwise</text:p>
          </table:table-cell>
          <table:table-cell table:number-columns-repeated="2"/>
        </table:table-row>
        <table:table-row table:style-name="ro1">
          <table:table-cell table:formula="of:=[.B19]+[.E$1]" office:value-type="date" office:date-value="2017-06-15T17:27:32" calcext:value-type="date">
            <text:p>2017/06/15 17:27:32</text:p>
          </table:table-cell>
          <table:table-cell office:value-type="time" office:time-value="PT17H27M32S" calcext:value-type="time">
            <text:p>17:27:32</text:p>
          </table:table-cell>
          <table:table-cell office:value-type="string" calcext:value-type="string">
            <text:p>L-turn</text:p>
          </table:table-cell>
          <table:table-cell table:number-columns-repeated="2"/>
        </table:table-row>
        <table:table-row table:style-name="ro1">
          <table:table-cell table:formula="of:=[.B20]+[.E$1]" office:value-type="date" office:date-value="2017-06-15T17:27:33" calcext:value-type="date">
            <text:p>2017/06/15 17:27:33</text:p>
          </table:table-cell>
          <table:table-cell office:value-type="time" office:time-value="PT17H27M33S" calcext:value-type="time">
            <text:p>17:27:33</text:p>
          </table:table-cell>
          <table:table-cell office:value-type="string" calcext:value-type="string">
            <text:p>clockwise</text:p>
          </table:table-cell>
          <table:table-cell table:number-columns-repeated="2"/>
        </table:table-row>
        <table:table-row table:style-name="ro1">
          <table:table-cell table:formula="of:=[.B21]+[.E$1]" office:value-type="date" office:date-value="2017-06-15T17:27:43" calcext:value-type="date">
            <text:p>2017/06/15 17:27:43</text:p>
          </table:table-cell>
          <table:table-cell office:value-type="time" office:time-value="PT17H27M43S" calcext:value-type="time">
            <text:p>17:27:43</text:p>
          </table:table-cell>
          <table:table-cell office:value-type="string" calcext:value-type="string">
            <text:p>R-turn</text:p>
          </table:table-cell>
          <table:table-cell table:number-columns-repeated="2"/>
        </table:table-row>
        <table:table-row table:style-name="ro1">
          <table:table-cell table:formula="of:=[.B22]+[.E$1]" office:value-type="date" office:date-value="2017-06-15T17:27:45" calcext:value-type="date">
            <text:p>2017/06/15 17:27:45</text:p>
          </table:table-cell>
          <table:table-cell office:value-type="time" office:time-value="PT17H27M45S" calcext:value-type="time">
            <text:p>17:27:45</text:p>
          </table:table-cell>
          <table:table-cell office:value-type="string" calcext:value-type="string">
            <text:p>anticlockwise</text:p>
          </table:table-cell>
          <table:table-cell table:number-columns-repeated="2"/>
        </table:table-row>
        <table:table-row table:style-name="ro1">
          <table:table-cell table:formula="of:=[.B23]+[.E$1]" office:value-type="date" office:date-value="2017-06-15T17:27:54" calcext:value-type="date">
            <text:p>2017/06/15 17:27:54</text:p>
          </table:table-cell>
          <table:table-cell office:value-type="time" office:time-value="PT17H27M54S" calcext:value-type="time">
            <text:p>17:27:54</text:p>
          </table:table-cell>
          <table:table-cell office:value-type="string" calcext:value-type="string">
            <text:p>L-turn</text:p>
          </table:table-cell>
          <table:table-cell table:number-columns-repeated="2"/>
        </table:table-row>
        <table:table-row table:style-name="ro1">
          <table:table-cell table:formula="of:=[.B24]+[.E$1]" office:value-type="date" office:date-value="2017-06-15T17:27:56" calcext:value-type="date">
            <text:p>2017/06/15 17:27:56</text:p>
          </table:table-cell>
          <table:table-cell office:value-type="time" office:time-value="PT17H27M56S" calcext:value-type="time">
            <text:p>17:27:56</text:p>
          </table:table-cell>
          <table:table-cell office:value-type="string" calcext:value-type="string">
            <text:p>clockwise</text:p>
          </table:table-cell>
          <table:table-cell table:number-columns-repeated="2"/>
        </table:table-row>
        <table:table-row table:style-name="ro1">
          <table:table-cell table:formula="of:=[.B25]+[.E$1]" office:value-type="date" office:date-value="2017-06-15T17:28:01" calcext:value-type="date">
            <text:p>2017/06/15 17:28:01</text:p>
          </table:table-cell>
          <table:table-cell office:value-type="time" office:time-value="PT17H28M01S" calcext:value-type="time">
            <text:p>17:28:01</text:p>
          </table:table-cell>
          <table:table-cell office:value-type="string" calcext:value-type="string">
            <text:p>L-turn</text:p>
          </table:table-cell>
          <table:table-cell office:value-type="string" calcext:value-type="string">
            <text:p>Against outside wall, colliding poorly</text:p>
          </table:table-cell>
          <table:table-cell/>
        </table:table-row>
        <table:table-row table:style-name="ro1">
          <table:table-cell table:formula="of:=[.B26]+[.E$1]" office:value-type="date" office:date-value="2017-06-15T17:28:04" calcext:value-type="date">
            <text:p>2017/06/15 17:28:04</text:p>
          </table:table-cell>
          <table:table-cell office:value-type="time" office:time-value="PT17H28M04S" calcext:value-type="time">
            <text:p>17:28:04</text:p>
          </table:table-cell>
          <table:table-cell office:value-type="string" calcext:value-type="string">
            <text:p>anticlockwise</text:p>
          </table:table-cell>
          <table:table-cell table:number-columns-repeated="2"/>
        </table:table-row>
        <table:table-row table:style-name="ro1">
          <table:table-cell table:formula="of:=[.B27]+[.E$1]" office:value-type="date" office:date-value="2017-06-15T17:28:11" calcext:value-type="date">
            <text:p>2017/06/15 17:28:11</text:p>
          </table:table-cell>
          <table:table-cell office:value-type="time" office:time-value="PT17H28M11S" calcext:value-type="time">
            <text:p>17:28:11</text:p>
          </table:table-cell>
          <table:table-cell office:value-type="string" calcext:value-type="string">
            <text:p>L-turn</text:p>
          </table:table-cell>
          <table:table-cell table:number-columns-repeated="2"/>
        </table:table-row>
        <table:table-row table:style-name="ro1">
          <table:table-cell table:formula="of:=[.B28]+[.E$1]" office:value-type="date" office:date-value="2017-06-15T17:28:13" calcext:value-type="date">
            <text:p>2017/06/15 17:28:13</text:p>
          </table:table-cell>
          <table:table-cell office:value-type="time" office:time-value="PT17H28M13S" calcext:value-type="time">
            <text:p>17:28:13</text:p>
          </table:table-cell>
          <table:table-cell office:value-type="string" calcext:value-type="string">
            <text:p>clockwise</text:p>
          </table:table-cell>
          <table:table-cell table:number-columns-repeated="2"/>
        </table:table-row>
        <table:table-row table:style-name="ro1">
          <table:table-cell table:formula="of:=[.B29]+[.E$1]" office:value-type="date" office:date-value="2017-06-15T17:29:05" calcext:value-type="date">
            <text:p>2017/06/15 17:29:05</text:p>
          </table:table-cell>
          <table:table-cell office:value-type="time" office:time-value="PT17H29M05S" calcext:value-type="time">
            <text:p>17:29:05</text:p>
          </table:table-cell>
          <table:table-cell office:value-type="string" calcext:value-type="string">
            <text:p>R-turn</text:p>
          </table:table-cell>
          <table:table-cell table:number-columns-repeated="2"/>
        </table:table-row>
        <table:table-row table:style-name="ro1">
          <table:table-cell table:formula="of:=[.B30]+[.E$1]" office:value-type="date" office:date-value="2017-06-15T17:29:07" calcext:value-type="date">
            <text:p>2017/06/15 17:29:07</text:p>
          </table:table-cell>
          <table:table-cell office:value-type="time" office:time-value="PT17H29M07S" calcext:value-type="time">
            <text:p>17:29:07</text:p>
          </table:table-cell>
          <table:table-cell office:value-type="string" calcext:value-type="string">
            <text:p>anticlockwise</text:p>
          </table:table-cell>
          <table:table-cell table:number-columns-repeated="2"/>
        </table:table-row>
        <table:table-row table:style-name="ro1">
          <table:table-cell table:formula="of:=[.B31]+[.E$1]" office:value-type="date" office:date-value="2017-06-15T17:29:16" calcext:value-type="date">
            <text:p>2017/06/15 17:29:16</text:p>
          </table:table-cell>
          <table:table-cell office:value-type="time" office:time-value="PT17H29M16S" calcext:value-type="time">
            <text:p>17:29:16</text:p>
          </table:table-cell>
          <table:table-cell office:value-type="string" calcext:value-type="string">
            <text:p>L-turn</text:p>
          </table:table-cell>
          <table:table-cell table:number-columns-repeated="2"/>
        </table:table-row>
        <table:table-row table:style-name="ro1">
          <table:table-cell table:formula="of:=[.B32]+[.E$1]" office:value-type="date" office:date-value="2017-06-15T17:29:19" calcext:value-type="date">
            <text:p>2017/06/15 17:29:19</text:p>
          </table:table-cell>
          <table:table-cell office:value-type="time" office:time-value="PT17H29M19S" calcext:value-type="time">
            <text:p>17:29:19</text:p>
          </table:table-cell>
          <table:table-cell office:value-type="string" calcext:value-type="string">
            <text:p>clockwise</text:p>
          </table:table-cell>
          <table:table-cell table:number-columns-repeated="2"/>
        </table:table-row>
        <table:table-row table:style-name="ro1">
          <table:table-cell table:formula="of:=[.B33]+[.E$1]" office:value-type="date" office:date-value="2017-06-15T17:37:34" calcext:value-type="date">
            <text:p>2017/06/15 17:37:34</text:p>
          </table:table-cell>
          <table:table-cell office:value-type="time" office:time-value="PT17H37M34S" calcext:value-type="time">
            <text:p>17:37:34</text:p>
          </table:table-cell>
          <table:table-cell office:value-type="string" calcext:value-type="string">
            <text:p>R-turn</text:p>
          </table:table-cell>
          <table:table-cell table:number-columns-repeated="2"/>
        </table:table-row>
        <table:table-row table:style-name="ro1">
          <table:table-cell table:formula="of:=[.B34]+[.E$1]" office:value-type="date" office:date-value="2017-06-15T17:37:37" calcext:value-type="date">
            <text:p>2017/06/15 17:37:37</text:p>
          </table:table-cell>
          <table:table-cell office:value-type="time" office:time-value="PT17H37M37S" calcext:value-type="time">
            <text:p>17:37:37</text:p>
          </table:table-cell>
          <table:table-cell office:value-type="string" calcext:value-type="string">
            <text:p>anticlockwise</text:p>
          </table:table-cell>
          <table:table-cell table:number-columns-repeated="2"/>
        </table:table-row>
        <table:table-row table:style-name="ro1">
          <table:table-cell table:formula="of:=[.B35]+[.E$1]" office:value-type="date" office:date-value="2017-06-15T17:37:47" calcext:value-type="date">
            <text:p>2017/06/15 17:37:47</text:p>
          </table:table-cell>
          <table:table-cell office:value-type="time" office:time-value="PT17H37M47S" calcext:value-type="time">
            <text:p>17:37:47</text:p>
          </table:table-cell>
          <table:table-cell office:value-type="string" calcext:value-type="string">
            <text:p>L-turn</text:p>
          </table:table-cell>
          <table:table-cell table:number-columns-repeated="2"/>
        </table:table-row>
        <table:table-row table:style-name="ro1">
          <table:table-cell table:formula="of:=[.B36]+[.E$1]" office:value-type="date" office:date-value="2017-06-15T17:37:49" calcext:value-type="date">
            <text:p>2017/06/15 17:37:49</text:p>
          </table:table-cell>
          <table:table-cell office:value-type="time" office:time-value="PT17H37M49S" calcext:value-type="time">
            <text:p>17:37:49</text:p>
          </table:table-cell>
          <table:table-cell office:value-type="string" calcext:value-type="string">
            <text:p>clockwise</text:p>
          </table:table-cell>
          <table:table-cell table:number-columns-repeated="2"/>
        </table:table-row>
        <table:table-row table:style-name="ro1">
          <table:table-cell table:formula="of:=[.B37]+[.E$1]" office:value-type="date" office:date-value="2017-06-15T17:44:45" calcext:value-type="date">
            <text:p>2017/06/15 17:44:45</text:p>
          </table:table-cell>
          <table:table-cell office:value-type="time" office:time-value="PT17H44M45S" calcext:value-type="time">
            <text:p>17:44:45</text:p>
          </table:table-cell>
          <table:table-cell office:value-type="string" calcext:value-type="string">
            <text:p>R-turn</text:p>
          </table:table-cell>
          <table:table-cell table:number-columns-repeated="2"/>
        </table:table-row>
        <table:table-row table:style-name="ro1">
          <table:table-cell table:formula="of:=[.B38]+[.E$1]" office:value-type="date" office:date-value="2017-06-15T17:44:47" calcext:value-type="date">
            <text:p>2017/06/15 17:44:47</text:p>
          </table:table-cell>
          <table:table-cell office:value-type="time" office:time-value="PT17H44M47S" calcext:value-type="time">
            <text:p>17:44:47</text:p>
          </table:table-cell>
          <table:table-cell office:value-type="string" calcext:value-type="string">
            <text:p>anticlockwise</text:p>
          </table:table-cell>
          <table:table-cell table:number-columns-repeated="2"/>
        </table:table-row>
        <table:table-row table:style-name="ro1">
          <table:table-cell table:formula="of:=[.B39]+[.E$1]" office:value-type="date" office:date-value="2017-06-15T17:44:56" calcext:value-type="date">
            <text:p>2017/06/15 17:44:56</text:p>
          </table:table-cell>
          <table:table-cell office:value-type="time" office:time-value="PT17H44M56S" calcext:value-type="time">
            <text:p>17:44:56</text:p>
          </table:table-cell>
          <table:table-cell office:value-type="string" calcext:value-type="string">
            <text:p>L-turn</text:p>
          </table:table-cell>
          <table:table-cell table:number-columns-repeated="2"/>
        </table:table-row>
        <table:table-row table:style-name="ro1">
          <table:table-cell table:formula="of:=[.B40]+[.E$1]" office:value-type="date" office:date-value="2017-06-15T17:44:58" calcext:value-type="date">
            <text:p>2017/06/15 17:44:58</text:p>
          </table:table-cell>
          <table:table-cell office:value-type="time" office:time-value="PT17H44M58S" calcext:value-type="time">
            <text:p>17:44:58</text:p>
          </table:table-cell>
          <table:table-cell office:value-type="string" calcext:value-type="string">
            <text:p>clockwise</text:p>
          </table:table-cell>
          <table:table-cell table:number-columns-repeated="2"/>
        </table:table-row>
        <table:table-row table:style-name="ro1">
          <table:table-cell table:formula="of:=[.B41]+[.E$1]" office:value-type="date" office:date-value="2017-06-15T17:48:43" calcext:value-type="date">
            <text:p>2017/06/15 17:48:43</text:p>
          </table:table-cell>
          <table:table-cell office:value-type="time" office:time-value="PT17H48M43S" calcext:value-type="time">
            <text:p>17:48:43</text:p>
          </table:table-cell>
          <table:table-cell office:value-type="string" calcext:value-type="string">
            <text:p>clockwise</text:p>
          </table:table-cell>
          <table:table-cell office:value-type="string" calcext:value-type="string">
            <text:p>The light flicker and grow brighter, spooking the shark.</text:p>
          </table:table-cell>
          <table:table-cell/>
        </table:table-row>
        <table:table-row table:style-name="ro1">
          <table:table-cell table:formula="of:=[.B42]+[.E$1]" office:value-type="date" office:date-value="2017-06-15T17:59:10" calcext:value-type="date">
            <text:p>2017/06/15 17:59:10</text:p>
          </table:table-cell>
          <table:table-cell office:value-type="time" office:time-value="PT17H59M10S" calcext:value-type="time">
            <text:p>17:59:10</text:p>
          </table:table-cell>
          <table:table-cell office:value-type="string" calcext:value-type="string">
            <text:p>R-turn</text:p>
          </table:table-cell>
          <table:table-cell table:number-columns-repeated="2"/>
        </table:table-row>
        <table:table-row table:style-name="ro1">
          <table:table-cell table:formula="of:=[.B43]+[.E$1]" office:value-type="date" office:date-value="2017-06-15T17:59:13" calcext:value-type="date">
            <text:p>2017/06/15 17:59:13</text:p>
          </table:table-cell>
          <table:table-cell office:value-type="time" office:time-value="PT17H59M13S" calcext:value-type="time">
            <text:p>17:59:13</text:p>
          </table:table-cell>
          <table:table-cell office:value-type="string" calcext:value-type="string">
            <text:p>anticlockwise</text:p>
          </table:table-cell>
          <table:table-cell table:number-columns-repeated="2"/>
        </table:table-row>
        <table:table-row table:style-name="ro1">
          <table:table-cell table:formula="of:=[.B44]+[.E$1]" office:value-type="date" office:date-value="2017-06-15T17:59:15" calcext:value-type="date">
            <text:p>2017/06/15 17:59:15</text:p>
          </table:table-cell>
          <table:table-cell office:value-type="time" office:time-value="PT17H59M15S" calcext:value-type="time">
            <text:p>17:59:15</text:p>
          </table:table-cell>
          <table:table-cell office:value-type="string" calcext:value-type="string">
            <text:p>L-turn</text:p>
          </table:table-cell>
          <table:table-cell table:number-columns-repeated="2"/>
        </table:table-row>
        <table:table-row table:style-name="ro1">
          <table:table-cell table:formula="of:=[.B45]+[.E$1]" office:value-type="date" office:date-value="2017-06-15T17:59:18" calcext:value-type="date">
            <text:p>2017/06/15 17:59:18</text:p>
          </table:table-cell>
          <table:table-cell office:value-type="time" office:time-value="PT17H59M18S" calcext:value-type="time">
            <text:p>17:59:18</text:p>
          </table:table-cell>
          <table:table-cell office:value-type="string" calcext:value-type="string">
            <text:p>anticlockwise</text:p>
          </table:table-cell>
          <table:table-cell table:number-columns-repeated="2"/>
        </table:table-row>
        <table:table-row table:style-name="ro1">
          <table:table-cell table:formula="of:=[.B46]+[.E$1]" office:value-type="date" office:date-value="2017-06-15T17:59:19" calcext:value-type="date">
            <text:p>2017/06/15 17:59:19</text:p>
          </table:table-cell>
          <table:table-cell office:value-type="time" office:time-value="PT17H59M19S" calcext:value-type="time">
            <text:p>17:59:19</text:p>
          </table:table-cell>
          <table:table-cell office:value-type="string" calcext:value-type="string">
            <text:p>R-turn</text:p>
          </table:table-cell>
          <table:table-cell table:number-columns-repeated="2"/>
        </table:table-row>
        <table:table-row table:style-name="ro1">
          <table:table-cell table:formula="of:=[.B47]+[.E$1]" office:value-type="date" office:date-value="2017-06-15T17:59:21" calcext:value-type="date">
            <text:p>2017/06/15 17:59:21</text:p>
          </table:table-cell>
          <table:table-cell office:value-type="time" office:time-value="PT17H59M21S" calcext:value-type="time">
            <text:p>17:59:21</text:p>
          </table:table-cell>
          <table:table-cell office:value-type="string" calcext:value-type="string">
            <text:p>anticlockwise</text:p>
          </table:table-cell>
          <table:table-cell table:number-columns-repeated="2"/>
        </table:table-row>
        <table:table-row table:style-name="ro1">
          <table:table-cell table:formula="of:=[.B48]+[.E$1]" office:value-type="date" office:date-value="2017-06-15T17:59:27" calcext:value-type="date">
            <text:p>2017/06/15 17:59:27</text:p>
          </table:table-cell>
          <table:table-cell office:value-type="time" office:time-value="PT17H59M27S" calcext:value-type="time">
            <text:p>17:59:27</text:p>
          </table:table-cell>
          <table:table-cell office:value-type="string" calcext:value-type="string">
            <text:p>L-turn</text:p>
          </table:table-cell>
          <table:table-cell table:number-columns-repeated="2"/>
        </table:table-row>
        <table:table-row table:style-name="ro1">
          <table:table-cell table:formula="of:=[.B49]+[.E$1]" office:value-type="date" office:date-value="2017-06-15T17:59:30" calcext:value-type="date">
            <text:p>2017/06/15 17:59:30</text:p>
          </table:table-cell>
          <table:table-cell office:value-type="time" office:time-value="PT17H59M30S" calcext:value-type="time">
            <text:p>17:59:30</text:p>
          </table:table-cell>
          <table:table-cell office:value-type="string" calcext:value-type="string">
            <text:p>clockwise</text:p>
          </table:table-cell>
          <table:table-cell table:number-columns-repeated="2"/>
        </table:table-row>
        <table:table-row table:style-name="ro1">
          <table:table-cell table:formula="of:=[.B50]+[.E$1]" office:value-type="date" office:date-value="2017-06-15T17:59:31" calcext:value-type="date">
            <text:p>2017/06/15 17:59:31</text:p>
          </table:table-cell>
          <table:table-cell office:value-type="time" office:time-value="PT17H59M31S" calcext:value-type="time">
            <text:p>17:59:31</text:p>
          </table:table-cell>
          <table:table-cell office:value-type="string" calcext:value-type="string">
            <text:p>R-turn</text:p>
          </table:table-cell>
          <table:table-cell table:number-columns-repeated="2"/>
        </table:table-row>
        <table:table-row table:style-name="ro1">
          <table:table-cell table:formula="of:=[.B51]+[.E$1]" office:value-type="date" office:date-value="2017-06-15T17:59:33" calcext:value-type="date">
            <text:p>2017/06/15 17:59:33</text:p>
          </table:table-cell>
          <table:table-cell office:value-type="time" office:time-value="PT17H59M33S" calcext:value-type="time">
            <text:p>17:59:33</text:p>
          </table:table-cell>
          <table:table-cell office:value-type="string" calcext:value-type="string">
            <text:p>anticlockwise</text:p>
          </table:table-cell>
          <table:table-cell table:number-columns-repeated="2"/>
        </table:table-row>
        <table:table-row table:style-name="ro1">
          <table:table-cell table:formula="of:=[.B52]+[.E$1]" office:value-type="date" office:date-value="2017-06-15T17:59:41" calcext:value-type="date">
            <text:p>2017/06/15 17:59:41</text:p>
          </table:table-cell>
          <table:table-cell office:value-type="time" office:time-value="PT17H59M41S" calcext:value-type="time">
            <text:p>17:59:41</text:p>
          </table:table-cell>
          <table:table-cell office:value-type="string" calcext:value-type="string">
            <text:p>L-turn</text:p>
          </table:table-cell>
          <table:table-cell table:number-columns-repeated="2"/>
        </table:table-row>
        <table:table-row table:style-name="ro1">
          <table:table-cell table:formula="of:=[.B53]+[.E$1]" office:value-type="date" office:date-value="2017-06-15T17:59:43" calcext:value-type="date">
            <text:p>2017/06/15 17:59:43</text:p>
          </table:table-cell>
          <table:table-cell office:value-type="time" office:time-value="PT17H59M43S" calcext:value-type="time">
            <text:p>17:59:43</text:p>
          </table:table-cell>
          <table:table-cell office:value-type="string" calcext:value-type="string">
            <text:p>clockwise</text:p>
          </table:table-cell>
          <table:table-cell table:number-columns-repeated="2"/>
        </table:table-row>
        <table:table-row table:style-name="ro1">
          <table:table-cell table:formula="of:=[.B54]+[.E$1]" office:value-type="date" office:date-value="2017-06-15T18:00:05" calcext:value-type="date">
            <text:p>2017/06/15 18:00:05</text:p>
          </table:table-cell>
          <table:table-cell office:value-type="time" office:time-value="PT18H00M05S" calcext:value-type="time">
            <text:p>18:00:05</text:p>
          </table:table-cell>
          <table:table-cell office:value-type="string" calcext:value-type="string">
            <text:p>R-turn</text:p>
          </table:table-cell>
          <table:table-cell table:number-columns-repeated="2"/>
        </table:table-row>
        <table:table-row table:style-name="ro1">
          <table:table-cell table:formula="of:=[.B55]+[.E$1]" office:value-type="date" office:date-value="2017-06-15T18:00:07" calcext:value-type="date">
            <text:p>2017/06/15 18:00:07</text:p>
          </table:table-cell>
          <table:table-cell office:value-type="time" office:time-value="PT18H00M07S" calcext:value-type="time">
            <text:p>18:00:07</text:p>
          </table:table-cell>
          <table:table-cell office:value-type="string" calcext:value-type="string">
            <text:p>anticlockwise</text:p>
          </table:table-cell>
          <table:table-cell table:number-columns-repeated="2"/>
        </table:table-row>
        <table:table-row table:style-name="ro1">
          <table:table-cell table:formula="of:=[.B56]+[.E$1]" office:value-type="date" office:date-value="2017-06-15T18:00:08" calcext:value-type="date">
            <text:p>2017/06/15 18:00:08</text:p>
          </table:table-cell>
          <table:table-cell office:value-type="time" office:time-value="PT18H00M08S" calcext:value-type="time">
            <text:p>18:00:08</text:p>
          </table:table-cell>
          <table:table-cell office:value-type="string" calcext:value-type="string">
            <text:p>L-turn</text:p>
          </table:table-cell>
          <table:table-cell table:number-columns-repeated="2"/>
        </table:table-row>
        <table:table-row table:style-name="ro1">
          <table:table-cell table:formula="of:=[.B57]+[.E$1]" office:value-type="date" office:date-value="2017-06-15T18:00:09" calcext:value-type="date">
            <text:p>2017/06/15 18:00:09</text:p>
          </table:table-cell>
          <table:table-cell office:value-type="time" office:time-value="PT18H00M09S" calcext:value-type="time">
            <text:p>18:00:09</text:p>
          </table:table-cell>
          <table:table-cell office:value-type="string" calcext:value-type="string">
            <text:p>clockwise</text:p>
          </table:table-cell>
          <table:table-cell table:number-columns-repeated="2"/>
        </table:table-row>
        <table:table-row table:style-name="ro1">
          <table:table-cell table:formula="of:=[.B58]+[.E$1]" office:value-type="date" office:date-value="2017-06-15T18:00:10" calcext:value-type="date">
            <text:p>2017/06/15 18:00:10</text:p>
          </table:table-cell>
          <table:table-cell office:value-type="time" office:time-value="PT18H00M10S" calcext:value-type="time">
            <text:p>18:00:10</text:p>
          </table:table-cell>
          <table:table-cell office:value-type="string" calcext:value-type="string">
            <text:p>R-turn</text:p>
          </table:table-cell>
          <table:table-cell table:number-columns-repeated="2"/>
        </table:table-row>
        <table:table-row table:style-name="ro1">
          <table:table-cell table:formula="of:=[.B59]+[.E$1]" office:value-type="date" office:date-value="2017-06-15T18:00:12" calcext:value-type="date">
            <text:p>2017/06/15 18:00:12</text:p>
          </table:table-cell>
          <table:table-cell office:value-type="time" office:time-value="PT18H00M12S" calcext:value-type="time">
            <text:p>18:00:12</text:p>
          </table:table-cell>
          <table:table-cell office:value-type="string" calcext:value-type="string">
            <text:p>anticlockwise</text:p>
          </table:table-cell>
          <table:table-cell table:number-columns-repeated="2"/>
        </table:table-row>
        <table:table-row table:style-name="ro1">
          <table:table-cell table:formula="of:=[.B60]+[.E$1]" office:value-type="date" office:date-value="2017-06-15T18:00:20" calcext:value-type="date">
            <text:p>2017/06/15 18:00:20</text:p>
          </table:table-cell>
          <table:table-cell office:value-type="time" office:time-value="PT18H00M20S" calcext:value-type="time">
            <text:p>18:00:20</text:p>
          </table:table-cell>
          <table:table-cell office:value-type="string" calcext:value-type="string">
            <text:p>L-turn</text:p>
          </table:table-cell>
          <table:table-cell table:number-columns-repeated="2"/>
        </table:table-row>
        <table:table-row table:style-name="ro1">
          <table:table-cell table:formula="of:=[.B61]+[.E$1]" office:value-type="date" office:date-value="2017-06-15T18:00:21" calcext:value-type="date">
            <text:p>2017/06/15 18:00:21</text:p>
          </table:table-cell>
          <table:table-cell office:value-type="time" office:time-value="PT18H00M21S" calcext:value-type="time">
            <text:p>18:00:21</text:p>
          </table:table-cell>
          <table:table-cell office:value-type="string" calcext:value-type="string">
            <text:p>clockwise</text:p>
          </table:table-cell>
          <table:table-cell table:number-columns-repeated="2"/>
        </table:table-row>
        <table:table-row table:style-name="ro1">
          <table:table-cell table:formula="of:=[.B62]+[.E$1]" office:value-type="date" office:date-value="2017-06-15T18:00:28" calcext:value-type="date">
            <text:p>2017/06/15 18:00:28</text:p>
          </table:table-cell>
          <table:table-cell office:value-type="time" office:time-value="PT18H00M28S" calcext:value-type="time">
            <text:p>18:00:28</text:p>
          </table:table-cell>
          <table:table-cell office:value-type="string" calcext:value-type="string">
            <text:p>R-turn</text:p>
          </table:table-cell>
          <table:table-cell table:number-columns-repeated="2"/>
        </table:table-row>
        <table:table-row table:style-name="ro1">
          <table:table-cell table:formula="of:=[.B63]+[.E$1]" office:value-type="date" office:date-value="2017-06-15T18:00:30" calcext:value-type="date">
            <text:p>2017/06/15 18:00:30</text:p>
          </table:table-cell>
          <table:table-cell office:value-type="time" office:time-value="PT18H00M30S" calcext:value-type="time">
            <text:p>18:00:30</text:p>
          </table:table-cell>
          <table:table-cell office:value-type="string" calcext:value-type="string">
            <text:p>anticlockwise</text:p>
          </table:table-cell>
          <table:table-cell table:number-columns-repeated="2"/>
        </table:table-row>
        <table:table-row table:style-name="ro1">
          <table:table-cell table:formula="of:=[.B64]+[.E$1]" office:value-type="date" office:date-value="2017-06-15T18:00:34" calcext:value-type="date">
            <text:p>2017/06/15 18:00:34</text:p>
          </table:table-cell>
          <table:table-cell office:value-type="time" office:time-value="PT18H00M34S" calcext:value-type="time">
            <text:p>18:00:34</text:p>
          </table:table-cell>
          <table:table-cell office:value-type="string" calcext:value-type="string">
            <text:p>L-turn</text:p>
          </table:table-cell>
          <table:table-cell table:number-columns-repeated="2"/>
        </table:table-row>
        <table:table-row table:style-name="ro1">
          <table:table-cell table:formula="of:=[.B65]+[.E$1]" office:value-type="date" office:date-value="2017-06-15T18:00:35" calcext:value-type="date">
            <text:p>2017/06/15 18:00:35</text:p>
          </table:table-cell>
          <table:table-cell office:value-type="time" office:time-value="PT18H00M35S" calcext:value-type="time">
            <text:p>18:00:35</text:p>
          </table:table-cell>
          <table:table-cell office:value-type="string" calcext:value-type="string">
            <text:p>clockwise</text:p>
          </table:table-cell>
          <table:table-cell table:number-columns-repeated="2"/>
        </table:table-row>
        <table:table-row table:style-name="ro1">
          <table:table-cell table:formula="of:=[.B66]+[.E$1]" office:value-type="date" office:date-value="2017-06-15T18:00:40" calcext:value-type="date">
            <text:p>2017/06/15 18:00:40</text:p>
          </table:table-cell>
          <table:table-cell office:value-type="time" office:time-value="PT18H00M40S" calcext:value-type="time">
            <text:p>18:00:40</text:p>
          </table:table-cell>
          <table:table-cell office:value-type="string" calcext:value-type="string">
            <text:p>R-turn</text:p>
          </table:table-cell>
          <table:table-cell table:number-columns-repeated="2"/>
        </table:table-row>
        <table:table-row table:style-name="ro1">
          <table:table-cell table:formula="of:=[.B67]+[.E$1]" office:value-type="date" office:date-value="2017-06-15T18:00:42" calcext:value-type="date">
            <text:p>2017/06/15 18:00:42</text:p>
          </table:table-cell>
          <table:table-cell office:value-type="time" office:time-value="PT18H00M42S" calcext:value-type="time">
            <text:p>18:00:42</text:p>
          </table:table-cell>
          <table:table-cell office:value-type="string" calcext:value-type="string">
            <text:p>anticlockwise</text:p>
          </table:table-cell>
          <table:table-cell table:number-columns-repeated="2"/>
        </table:table-row>
        <table:table-row table:style-name="ro1">
          <table:table-cell table:formula="of:=[.B68]+[.E$1]" office:value-type="date" office:date-value="2017-06-15T18:00:47" calcext:value-type="date">
            <text:p>2017/06/15 18:00:47</text:p>
          </table:table-cell>
          <table:table-cell office:value-type="time" office:time-value="PT18H00M47S" calcext:value-type="time">
            <text:p>18:00:47</text:p>
          </table:table-cell>
          <table:table-cell office:value-type="string" calcext:value-type="string">
            <text:p>L-turn</text:p>
          </table:table-cell>
          <table:table-cell table:number-columns-repeated="2"/>
        </table:table-row>
        <table:table-row table:style-name="ro1">
          <table:table-cell table:formula="of:=[.B69]+[.E$1]" office:value-type="date" office:date-value="2017-06-15T18:00:48" calcext:value-type="date">
            <text:p>2017/06/15 18:00:48</text:p>
          </table:table-cell>
          <table:table-cell office:value-type="time" office:time-value="PT18H00M48S" calcext:value-type="time">
            <text:p>18:00:48</text:p>
          </table:table-cell>
          <table:table-cell office:value-type="string" calcext:value-type="string">
            <text:p>clockwise</text:p>
          </table:table-cell>
          <table:table-cell table:number-columns-repeated="2"/>
        </table:table-row>
        <table:table-row table:style-name="ro1">
          <table:table-cell table:formula="of:=[.B70]+[.E$1]" office:value-type="date" office:date-value="2017-06-15T18:00:52" calcext:value-type="date">
            <text:p>2017/06/15 18:00:52</text:p>
          </table:table-cell>
          <table:table-cell office:value-type="time" office:time-value="PT18H00M52S" calcext:value-type="time">
            <text:p>18:00:52</text:p>
          </table:table-cell>
          <table:table-cell office:value-type="string" calcext:value-type="string">
            <text:p>L-turn</text:p>
          </table:table-cell>
          <table:table-cell table:number-columns-repeated="2"/>
        </table:table-row>
        <table:table-row table:style-name="ro1">
          <table:table-cell table:formula="of:=[.B71]+[.E$1]" office:value-type="date" office:date-value="2017-06-15T18:00:53" calcext:value-type="date">
            <text:p>2017/06/15 18:00:53</text:p>
          </table:table-cell>
          <table:table-cell office:value-type="time" office:time-value="PT18H00M53S" calcext:value-type="time">
            <text:p>18:00:53</text:p>
          </table:table-cell>
          <table:table-cell office:value-type="string" calcext:value-type="string">
            <text:p>anticlockwise</text:p>
          </table:table-cell>
          <table:table-cell table:number-columns-repeated="2"/>
        </table:table-row>
        <table:table-row table:style-name="ro1">
          <table:table-cell table:formula="of:=[.B72]+[.E$1]" office:value-type="date" office:date-value="2017-06-15T18:00:57" calcext:value-type="date">
            <text:p>2017/06/15 18:00:57</text:p>
          </table:table-cell>
          <table:table-cell office:value-type="time" office:time-value="PT18H00M57S" calcext:value-type="time">
            <text:p>18:00:57</text:p>
          </table:table-cell>
          <table:table-cell office:value-type="string" calcext:value-type="string">
            <text:p>L-turn</text:p>
          </table:table-cell>
          <table:table-cell table:number-columns-repeated="2"/>
        </table:table-row>
        <table:table-row table:style-name="ro1">
          <table:table-cell table:formula="of:=[.B73]+[.E$1]" office:value-type="date" office:date-value="2017-06-15T18:00:59" calcext:value-type="date">
            <text:p>2017/06/15 18:00:59</text:p>
          </table:table-cell>
          <table:table-cell office:value-type="time" office:time-value="PT18H00M59S" calcext:value-type="time">
            <text:p>18:00:59</text:p>
          </table:table-cell>
          <table:table-cell office:value-type="string" calcext:value-type="string">
            <text:p>clockwise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0/00/0000</text:date>, <text:time style:data-style-name="N2" text:time-value="16:47:53.9119729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13:45:26.975762882</meta:creation-date>
    <dc:date>2017-09-05T16:51:42.915697499</dc:date>
    <meta:editing-duration>PT1H32M18S</meta:editing-duration>
    <meta:editing-cycles>66</meta:editing-cycles>
    <meta:generator>LibreOffice/5.1.6.2$Linux_X86_64 LibreOffice_project/10m0$Build-2</meta:generator>
    <meta:document-statistic meta:table-count="1" meta:cell-count="223" meta:object-count="0"/>
  </office:meta>
</office:document-meta>
</file>